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font-name="Open Sans" fo:font-size="12pt" fo:letter-spacing="normal" fo:font-style="normal" fo:font-weight="normal" officeooo:paragraph-rsid="00116c6f" style:font-size-asian="12pt" style:font-size-complex="12pt"/>
    </style:style>
    <style:style style:name="P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font-name="Open Sans" fo:font-size="12pt" fo:letter-spacing="normal" fo:font-style="normal" fo:font-weight="normal" officeooo:paragraph-rsid="00173e62" style:font-size-asian="12pt" style:font-size-complex="12pt"/>
    </style:style>
    <style:style style:name="P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font-name="Open Sans" fo:font-size="12pt" fo:letter-spacing="normal" fo:font-style="normal" fo:font-weight="normal" officeooo:paragraph-rsid="00173e62" style:font-size-asian="12pt" style:font-size-complex="12pt"/>
    </style:style>
    <style:style style:name="P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font-name="Open Sans" fo:font-size="12pt" fo:letter-spacing="normal" fo:language="pt" fo:country="BR" fo:font-style="normal" fo:font-weight="normal" officeooo:paragraph-rsid="00116c6f" style:font-size-asian="12pt" style:font-size-complex="12pt"/>
    </style:style>
    <style:style style:name="P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1155cc" style:text-line-through-style="none" style:text-line-through-type="none" style:font-name="Open Sans" fo:font-size="12pt" fo:letter-spacing="normal" fo:font-style="normal" style:text-underline-style="solid" style:text-underline-width="auto" style:text-underline-color="font-color" fo:font-weight="normal" officeooo:paragraph-rsid="00116c6f" style:text-blinking="false" style:font-size-asian="12pt" style:font-size-complex="12pt"/>
    </style:style>
    <style:style style:name="P1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808080" style:text-line-through-style="none" style:text-line-through-type="none" style:font-name="Open Sans" fo:font-size="12pt" fo:letter-spacing="normal" fo:font-style="italic" style:text-underline-style="none" fo:font-weight="normal" officeooo:rsid="001c48c4" officeooo:paragraph-rsid="001c48c4" style:text-blinking="false" style:font-size-asian="12pt" style:font-size-complex="12pt"/>
    </style:style>
    <style:style style:name="P1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808080" style:text-line-through-style="none" style:text-line-through-type="none" style:font-name="Open Sans" fo:font-size="12pt" fo:letter-spacing="normal" fo:font-style="italic" style:text-underline-style="none" fo:font-weight="normal" officeooo:paragraph-rsid="00173e62" style:text-blinking="false" style:font-size-asian="12pt" style:font-size-complex="12pt"/>
    </style:style>
    <style:style style:name="P1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ff7700" style:text-line-through-style="none" style:text-line-through-type="none" style:font-name="Open Sans" fo:font-size="12pt" fo:letter-spacing="normal" fo:font-style="normal" style:text-underline-style="none" fo:font-weight="bold" officeooo:paragraph-rsid="00173e62" style:text-blinking="false" style:font-size-asian="12pt" style:font-size-complex="12pt"/>
    </style:style>
    <style:style style:name="P1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483d8b"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1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paragraph-rsid="00116c6f" style:font-size-asian="12pt" style:font-size-complex="12pt"/>
    </style:style>
    <style:style style:name="P1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173e62" style:font-size-asian="12pt" style:font-size-complex="12pt"/>
    </style:style>
    <style:style style:name="P1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1c48c4" style:font-size-asian="12pt" style:font-size-complex="12pt"/>
    </style:style>
    <style:style style:name="P1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0pt" officeooo:paragraph-rsid="001c48c4" style:font-size-asian="10pt" style:font-size-complex="10pt"/>
    </style:style>
    <style:style style:name="P1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0pt" officeooo:paragraph-rsid="00173e62" style:font-size-asian="10pt" style:font-size-complex="10pt"/>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525252" style:text-line-through-style="none" style:text-line-through-type="none" style:font-name="Open Sans" fo:font-size="12pt" fo:letter-spacing="normal" fo:font-style="normal" style:text-underline-style="none" fo:font-weight="bold" officeooo:paragraph-rsid="00116c6f" style:text-blinking="false" style:font-size-asian="12pt" style:font-size-complex="12pt"/>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525252" fo:font-size="12pt" fo:letter-spacing="normal" officeooo:paragraph-rsid="00116c6f" style:font-size-asian="12pt" style:font-size-complex="12pt"/>
    </style:style>
    <style:style style:name="P21"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fo:break-before="auto" fo:break-after="auto" style:writing-mode="lr-tb"/>
      <style:text-properties fo:font-variant="normal" fo:text-transform="none" fo:color="#525252" fo:font-size="12pt" fo:letter-spacing="normal" officeooo:paragraph-rsid="00116c6f" style:font-size-asian="12pt" style:font-size-complex="12pt"/>
    </style:style>
    <style:style style:name="P22" style:family="paragraph" style:parent-style-name="Text_20_body">
      <style:paragraph-properties fo:margin-left="0cm" fo:margin-right="0cm" fo:margin-top="0cm" fo:margin-bottom="0.499cm" loext:contextual-spacing="false" fo:text-align="justify" style:justify-single-word="false" fo:text-indent="0cm" style:auto-text-indent="false" style:writing-mode="lr-tb"/>
      <style:text-properties fo:font-variant="normal" fo:text-transform="none" fo:color="#525252" fo:font-size="12pt" fo:letter-spacing="normal" officeooo:paragraph-rsid="00116c6f" style:font-size-asian="12pt" style:font-size-complex="12pt"/>
    </style:style>
    <style:style style:name="P23" style:family="paragraph" style:parent-style-name="Horizontal_20_Line">
      <style:paragraph-properties fo:text-align="justify" style:justify-single-word="false"/>
      <style:text-properties fo:font-size="12pt" officeooo:paragraph-rsid="00116c6f" style:font-size-asian="12pt" style:font-size-complex="12pt"/>
    </style:style>
    <style:style style:name="P24" style:family="paragraph" style:parent-style-name="Text_20_body">
      <style:paragraph-properties fo:margin-top="0cm" fo:margin-bottom="0cm" loext:contextual-spacing="false" fo:text-align="justify" style:justify-single-word="false" fo:padding="0cm" fo:border="none" style:writing-mode="lr-tb"/>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25" style:family="paragraph" style:parent-style-name="Heading_20_1">
      <style:paragraph-properties fo:margin-top="0.101cm" fo:margin-bottom="0.101cm" loext:contextual-spacing="false" fo:text-align="center" style:justify-single-word="false"/>
      <style:text-properties fo:font-variant="normal" fo:text-transform="none" fo:color="#1155cc" style:text-line-through-style="none" style:text-line-through-type="none" style:font-name="Open Sans" fo:letter-spacing="normal" fo:font-style="normal" style:text-underline-style="solid" style:text-underline-width="auto" style:text-underline-color="font-color" fo:font-weight="normal" style:text-blinking="false"/>
    </style:style>
    <style:style style:name="P26" style:family="paragraph" style:parent-style-name="Contents_20_Heading" style:master-page-name="">
      <style:paragraph-properties style:page-number="auto" fo:break-before="auto" fo:break-after="auto"/>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master-page-name="Index">
      <style:paragraph-properties fo:margin-left="0cm" fo:margin-right="0cm" fo:margin-top="0cm" fo:margin-bottom="0cm" loext:contextual-spacing="false" fo:text-align="justify" style:justify-single-word="false" fo:text-indent="0cm" style:auto-text-indent="false" style:page-number="1" style:writing-mode="lr-tb"/>
      <style:text-properties fo:font-variant="normal" fo:text-transform="none" fo:color="#525252" fo:font-size="12pt" fo:letter-spacing="normal" officeooo:paragraph-rsid="00116c6f" style:font-size-asian="12pt" style:font-size-complex="12pt"/>
    </style:style>
    <style:style style:name="P3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paragraph-rsid="00116c6f" style:font-size-asian="12pt" style:font-size-complex="12pt"/>
    </style:style>
    <style:style style:name="P31" style:family="paragraph" style:parent-style-name="Text_20_body">
      <style:paragraph-properties fo:margin-left="0cm" fo:margin-right="0cm" fo:margin-top="0cm" fo:margin-bottom="0cm" loext:contextual-spacing="false" fo:text-align="end" style:justify-single-word="false" fo:text-indent="0cm" style:auto-text-indent="false"/>
      <style:text-properties fo:font-size="12pt" officeooo:rsid="00237406" officeooo:paragraph-rsid="00237406" style:font-size-asian="12pt" style:font-size-complex="12pt"/>
    </style:style>
    <style:style style:name="P32" style:family="paragraph" style:parent-style-name="Text_20_body" style:list-style-name="L1">
      <style:paragraph-properties fo:margin-top="0cm" fo:margin-bottom="0cm" loext:contextual-spacing="false" fo:text-align="justify" style:justify-single-word="false" fo:padding="0cm" fo:border="none" style:writing-mode="lr-tb"/>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33" style:family="paragraph" style:parent-style-name="Horizontal_20_Line">
      <style:paragraph-properties fo:margin-top="0.101cm" fo:margin-bottom="0.101cm" loext:contextual-spacing="false" fo:text-align="justify" style:justify-single-word="false"/>
      <style:text-properties fo:font-size="12pt" officeooo:paragraph-rsid="00116c6f" style:font-size-asian="12pt" style:font-size-complex="12pt"/>
    </style:style>
    <style:style style:name="P34" style:family="paragraph" style:parent-style-name="Heading_20_1" style:master-page-name="Standard">
      <style:paragraph-properties fo:text-align="center" style:justify-single-word="false" style:page-number="1"/>
    </style:style>
    <style:style style:name="P35" style:family="paragraph" style:parent-style-name="Title" style:master-page-name="First_20_Page">
      <style:paragraph-properties style:page-number="auto"/>
    </style:style>
    <style:style style:name="P36" style:family="paragraph" style:parent-style-name="Heading_20_2">
      <style:paragraph-properties fo:text-align="center" style:justify-single-word="false"/>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style:text-underline-style="none" officeooo:rsid="00211bae" style:text-blinking="false"/>
    </style:style>
    <style:style style:name="T3" style:family="text">
      <style:text-properties style:text-line-through-style="none" style:text-line-through-type="none" style:text-underline-style="none" officeooo:rsid="00223d83" style:text-blinking="false"/>
    </style:style>
    <style:style style:name="T4" style:family="text">
      <style:text-properties style:text-line-through-style="none" style:text-line-through-type="none" style:text-underline-style="none" fo:font-weight="bold" style:text-blinking="false"/>
    </style:style>
    <style:style style:name="T5" style:family="text">
      <style:text-properties fo:font-variant="normal" fo:text-transform="none" fo:color="#525252" style:text-line-through-style="none" style:text-line-through-type="none" style:font-name="Open Sans" fo:letter-spacing="normal" fo:font-style="normal" style:text-underline-style="none" fo:font-weight="bold" style:text-blinking="false"/>
    </style:style>
    <style:style style:name="T6" style:family="text">
      <style:text-properties fo:font-variant="normal" fo:text-transform="none" fo:color="#525252" style:text-line-through-style="none" style:text-line-through-type="none" style:font-name="Open Sans" fo:letter-spacing="normal" fo:font-style="normal" style:text-underline-style="none" fo:font-weight="normal" style:text-blinking="false"/>
    </style:style>
    <style:style style:name="T7" style:family="text">
      <style:text-properties fo:font-variant="normal" fo:text-transform="none" fo:color="#525252" style:text-line-through-style="none" style:text-line-through-type="none" style:font-name="Open Sans" fo:letter-spacing="normal" fo:font-style="normal" style:text-underline-style="none" fo:font-weight="normal" officeooo:rsid="00173e62" style:text-blinking="false"/>
    </style:style>
    <style:style style:name="T8" style:family="text">
      <style:text-properties fo:font-variant="normal" fo:text-transform="none" fo:color="#525252" style:text-line-through-style="none" style:text-line-through-type="none" style:font-name="Open Sans" fo:letter-spacing="normal" fo:font-style="normal" style:text-underline-style="none" fo:font-weight="normal" officeooo:rsid="00211bae" style:text-blinking="false"/>
    </style:style>
    <style:style style:name="T9" style:family="text">
      <style:text-properties fo:font-variant="normal" fo:text-transform="none" fo:color="#525252" style:text-line-through-style="none" style:text-line-through-type="none" style:font-name="Open Sans" fo:font-size="10pt" fo:letter-spacing="normal" fo:font-style="normal" style:text-underline-style="none" fo:font-weight="normal" style:text-blinking="false" style:font-size-asian="10pt" style:font-size-complex="10pt"/>
    </style:style>
    <style:style style:name="T10" style:family="text">
      <style:text-properties fo:font-variant="normal" fo:text-transform="none" fo:color="#525252" style:font-name="Open Sans" fo:letter-spacing="normal" fo:font-style="normal" fo:font-weight="normal"/>
    </style:style>
    <style:style style:name="T11" style:family="text">
      <style:text-properties fo:font-variant="normal" fo:text-transform="none" fo:color="#b54617" style:text-line-through-style="none" style:text-line-through-type="none" style:font-name="Open Sans" fo:letter-spacing="normal" fo:font-style="normal" style:text-underline-style="none" fo:font-weight="normal" style:text-blinking="false"/>
    </style:style>
    <style:style style:name="T12" style:family="text">
      <style:text-properties fo:font-variant="normal" fo:text-transform="none" fo:color="#1155cc" style:text-line-through-style="none" style:text-line-through-type="none" style:font-name="Open Sans" fo:letter-spacing="normal" fo:font-style="normal" style:text-underline-style="solid" style:text-underline-width="auto" style:text-underline-color="font-color" fo:font-weight="normal" style:text-blinking="false"/>
    </style:style>
    <style:style style:name="T13" style:family="text">
      <style:text-properties fo:font-variant="normal" fo:text-transform="none" fo:color="#1155cc" style:text-line-through-style="none" style:text-line-through-type="none" style:font-name="Open Sans" fo:letter-spacing="normal" fo:font-style="normal" style:text-underline-style="none" fo:font-weight="normal" style:text-blinking="false"/>
    </style:style>
    <style:style style:name="T14" style:family="text">
      <style:text-properties fo:font-variant="normal" fo:text-transform="none" fo:color="#ff7700" style:text-line-through-style="none" style:text-line-through-type="none" style:font-name="Open Sans" fo:letter-spacing="normal" fo:font-style="normal" style:text-underline-style="none" fo:font-weight="bold" style:text-blinking="false"/>
    </style:style>
    <style:style style:name="T15" style:family="text">
      <style:text-properties fo:font-variant="normal" fo:text-transform="none" fo:color="#483d8b" style:text-line-through-style="none" style:text-line-through-type="none" style:font-name="Open Sans" fo:letter-spacing="normal" fo:font-style="normal" style:text-underline-style="none" fo:font-weight="normal" style:text-blinking="false"/>
    </style:style>
    <style:style style:name="T16" style:family="text">
      <style:text-properties fo:font-variant="normal" fo:text-transform="none" fo:color="#483d8b" style:text-line-through-style="none" style:text-line-through-type="none" style:font-name="Open Sans" fo:font-size="10pt" fo:letter-spacing="normal" fo:font-style="normal" style:text-underline-style="none" fo:font-weight="normal" style:text-blinking="false" style:font-size-asian="10pt" style:font-size-complex="10pt"/>
    </style:style>
    <style:style style:name="T17" style:family="text">
      <style:text-properties fo:font-variant="normal" fo:text-transform="none" fo:color="#808080" style:text-line-through-style="none" style:text-line-through-type="none" style:font-name="Open Sans" fo:letter-spacing="normal" fo:font-style="italic" style:text-underline-style="none" fo:font-weight="normal" style:text-blinking="false"/>
    </style:style>
    <style:style style:name="T18" style:family="text">
      <style:text-properties fo:font-variant="normal" fo:text-transform="none" fo:color="#ffff00" style:text-line-through-style="none" style:text-line-through-type="none" style:font-name="Open Sans" fo:letter-spacing="normal" fo:font-style="normal" style:text-underline-style="none" fo:font-weight="normal" style:text-blinking="false"/>
    </style:style>
    <style:style style:name="T19" style:family="text">
      <style:text-properties fo:font-variant="normal" fo:text-transform="none" fo:color="#ff3333" style:text-line-through-style="none" style:text-line-through-type="none" style:font-name="Open Sans" fo:letter-spacing="normal" fo:font-style="normal" style:text-underline-style="none" fo:font-weight="normal" style:text-blinking="false"/>
    </style:style>
    <style:style style:name="T20" style:family="text">
      <style:text-properties fo:color="#ff7700" style:text-line-through-style="none" style:text-line-through-type="none" style:text-underline-style="none" fo:font-weight="bold" style:text-blinking="false"/>
    </style:style>
    <style:style style:name="T21" style:family="text">
      <style:text-properties fo:color="#ff7700" style:text-line-through-style="none" style:text-line-through-type="none" style:text-underline-style="none" fo:font-weight="bold" officeooo:rsid="001ef3f5" style:text-blinking="false"/>
    </style:style>
    <style:style style:name="T22" style:family="text">
      <style:text-properties fo:color="#483d8b" style:text-line-through-style="none" style:text-line-through-type="none" style:text-underline-style="none" style:text-blinking="false"/>
    </style:style>
    <style:style style:name="T23" style:family="text">
      <style:text-properties fo:color="#483d8b" style:text-line-through-style="none" style:text-line-through-type="none" style:text-underline-style="none" officeooo:rsid="00223d83" style:text-blinking="false"/>
    </style:style>
    <style:style style:name="T24" style:family="text">
      <style:text-properties fo:color="#808080" style:text-line-through-style="none" style:text-line-through-type="none" fo:font-style="italic" style:text-underline-style="none" style:text-blinking="false"/>
    </style:style>
    <style:style style:name="T25" style:family="text">
      <style:text-properties fo:color="#000099" style:text-line-through-style="none" style:text-line-through-type="none" style:text-underline-style="none" fo:font-weight="bold" style:text-blinking="false"/>
    </style:style>
    <style:style style:name="T26" style:family="text">
      <style:text-properties officeooo:rsid="0013b46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Title"/>
      <text:p text:style-name="Title"/>
      <text:p text:style-name="Title"/>
      <text:p text:style-name="Title"/>
      <text:p text:style-name="Title"/>
      <text:p text:style-name="Title">Um tutorial passo a passo para SQLite em Python</text:p>
      <text:p text:style-name="P20"/>
      <text:p text:style-name="P20"/>
      <text:p text:style-name="P20"/>
      <text:p text:style-name="P2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6">Sumário</text:p>
          </text:index-title>
          <text:p text:style-name="P27"><text:a xlink:type="simple" xlink:href="#__RefHeading___Toc1407_1486908407" text:style-name="Index_20_Link" text:visited-style-name="Index_20_Link">Um tutorial passo a passo para SQLite em Python<text:tab/>1</text:a></text:p>
          <text:p text:style-name="P27"><text:a xlink:type="simple" xlink:href="#__RefHeading___Toc1294_1486908407" text:style-name="Index_20_Link" text:visited-style-name="Index_20_Link">SQLite<text:tab/>1</text:a></text:p>
          <text:p text:style-name="P28"><text:a xlink:type="simple" xlink:href="#__RefHeading___Toc1296_1486908407" text:style-name="Index_20_Link" text:visited-style-name="Index_20_Link">Como criar um banco de dados e inserir qualquer coisa<text:tab/>1</text:a></text:p>
          <text:p text:style-name="P28"><text:a xlink:type="simple" xlink:href="#__RefHeading___Toc1298_1486908407" text:style-name="Index_20_Link" text:visited-style-name="Index_20_Link">Atualizando e deletando registros<text:tab/>3</text:a></text:p>
          <text:p text:style-name="P28"><text:a xlink:type="simple" xlink:href="#__RefHeading___Toc1300_1486908407" text:style-name="Index_20_Link" text:visited-style-name="Index_20_Link">Consultas básicas do SQLite<text:tab/>3</text:a></text:p>
          <text:p text:style-name="P28"><text:a xlink:type="simple" xlink:href="#__RefHeading___Toc1302_1486908407" text:style-name="Index_20_Link" text:visited-style-name="Index_20_Link">Pra terminar<text:tab/>4</text:a></text:p>
        </text:index-body>
      </text:table-of-content>
      <text:p text:style-name="P22"/>
      <text:h text:style-name="P34" text:outline-level="1"><text:bookmark-start text:name="__RefHeading___Toc1407_1486908407"/>Um tutorial passo a passo para SQLite em Python<text:bookmark-end text:name="__RefHeading___Toc1407_1486908407"/></text:h>
      <text:p text:style-name="P21"/>
      <text:p text:style-name="P19"><text:bookmark text:name="internal-source-marker_0.1599091236837481"/>Se você não tem nada a ver com programação, nem tem interesse no assunto, simplesmente ignore este artigo.</text:p>
      <text:p text:style-name="P23"/>
      <text:p text:style-name="P14"><text:span text:style-name="T5">Mike Driscoll </text:span><text:span text:style-name="T6">tem um blog dedicado a Python chamado</text:span><text:span text:style-name="T11"> </text:span><text:span text:style-name="T12">The Mouse vs. the Python</text:span><text:span text:style-name="T6"> </text:span><text:span text:style-name="T7">e</text:span><text:span text:style-name="T6"> eventualmente há excelentes artigos por lá.</text:span><text:span text:style-name="T10"><text:line-break/></text:span><text:span text:style-name="T6">Esta é uma </text:span><text:span text:style-name="T5">tradução livre </text:span><text:span text:style-name="T6">do artigo</text:span><text:span text:style-name="T11"> </text:span><text:span text:style-name="T12">Python: A Simple Step-by-Step SQLite Tutorial</text:span><text:span text:style-name="T6"> </text:span><text:span text:style-name="T7">e</text:span><text:span text:style-name="T6"> modifiquei sutilmente algumas coisas, incluindo os exemplos. Agradeço ao Mike pelos excelentes artigos e me desculpo pelas liberdades que tomei na tradução (incluindo a mudança no nome do artigo). Vamos a ele!</text:span></text:p>
      <text:p text:style-name="P31"><text:span text:style-name="T6">Traduzido por </text:span><text:span text:style-name="T19">Marcos Aurélio Alcântara(Koheleth)</text:span></text:p>
      <text:p text:style-name="P33"/>
      <text:h text:style-name="P25" text:outline-level="1"><text:bookmark-start text:name="__RefHeading___Toc1294_1486908407"/>SQLite<text:bookmark-end text:name="__RefHeading___Toc1294_1486908407"/></text:h>
      <text:p text:style-name="P9"/>
      <text:p text:style-name="P14"><text:span text:style-name="T13"><text:tab/></text:span><text:span text:style-name="T12">SQLite</text:span><text:span text:style-name="T6"> é uma engine de banco de dados transaciona</text:span><text:span text:style-name="T8">is</text:span><text:span text:style-name="T6"> autocontida que dispensa servidor e configuração. Python ganhou o módulo sqlite3 desde a versão 2.5, o que significa que você pode criar bancos de dados SQLite em qualquer Python, sem precisar baixar qualquer dependência adicional. A Mozilla usa bancos de dados SQLite para o Firefox armazenar marcadores e outras informações. Neste artigo, você aprenderá:</text:span></text:p>
      <text:p text:style-name="P2"/>
      <text:list xml:id="list4092983257" text:style-name="L1">
        <text:list-item>
          <text:p text:style-name="P32">Como criar um banco de dados SQLite</text:p>
        </text:list-item>
        <text:list-item>
          <text:p text:style-name="P32">Como inserir dados em uma tabela</text:p>
        </text:list-item>
        <text:list-item>
          <text:p text:style-name="P32">Como editar os dados</text:p>
        </text:list-item>
        <text:list-item>
          <text:p text:style-name="P32">Como deletar os dados</text:p>
        </text:list-item>
        <text:list-item>
          <text:p text:style-name="P32">Consultas básicas de SQL</text:p>
        </text:list-item>
      </text:list>
      <text:p text:style-name="P24"/>
      <text:p text:style-name="P14"><text:span text:style-name="T6"><text:tab/>Este artigo será similar em função ao recente </text:span><text:span text:style-name="T12">SQLAlchemy tutorial</text:span><text:span text:style-name="T6">, que apareceu no site The Mouse vs. the Python um mês desses. Se você quiser inspecionar seus bancos de dados visualmente, você pode usar o </text:span><text:span text:style-name="T12">plugin SQLite Manager</text:span><text:span text:style-name="T13"> </text:span><text:span text:style-name="T6">para Firefox, ou se preferir pode partir para a </text:span><text:span text:style-name="T12">linha de comando shell do SQLite</text:span><text:span text:style-name="T10">.</text:span></text:p>
      <text:h text:style-name="P36" text:outline-level="2"><text:bookmark-start text:name="__RefHeading___Toc1296_1486908407"/>Como criar um banco de dados e inserir qualquer coisa<text:bookmark-end text:name="__RefHeading___Toc1296_1486908407"/></text:h>
      <text:p text:style-name="P2"><text:tab/>Criar um banco de dados no SQLite é realmente muito simples, mas o processo requer que você conheça um pouco de SQL. Aqui está o código para criar um banco de dados de gerenciamento de albuns musicais:</text:p>
      <text:p text:style-name="P2"/>
      <text:p text:style-name="P15"><text:span text:style-name="T14">import </text:span><text:span text:style-name="T6">sqlite3<text:line-break/><text:line-break/>conn = sqlite3.connect(</text:span><text:span text:style-name="T15">"mydatabase.db"</text:span><text:span text:style-name="T6">) </text:span><text:span text:style-name="T17"># ou use :memory: para botá-lo na memória RAM</text:span><text:span text:style-name="T10"><text:line-break/><text:line-break/></text:span><text:span text:style-name="T6">cursor = conn.cursor()<text:line-break/></text:span></text:p>
      <text:p text:style-name="P4"><text:soft-page-break/></text:p>
      <text:p text:style-name="P15"><text:span text:style-name="T10"><text:line-break/></text:span><text:span text:style-name="T17"># cria uma tabela</text:span><text:span text:style-name="T10"><text:line-break/></text:span><text:span text:style-name="T6">cursor.execute(</text:span><text:span text:style-name="T15">"""CREATE TABLE albums<text:line-break/><text:tab/>(title text, artist text, release_date text,<text:line-break/><text:tab/>publisher text, media_type text)<text:line-break/><text:tab/>"""</text:span><text:span text:style-name="T6">)</text:span></text:p>
      <text:p text:style-name="P4"/>
      <text:p text:style-name="P14"><text:span text:style-name="T6"><text:tab/>Antes de mais nada, precisamos importar a biblioteca </text:span><text:span text:style-name="T5">sqlite3 </text:span><text:span text:style-name="T6">e criar uma conexão com o banco de dados. Você pode passar para ele um caminho para o arquivo, o nome do arquivo ou usar simplesmente a string especial “:memory:” e criar um banco de dados na memória. No nosso caso, criamos um arquivo no disco chamado </text:span><text:span text:style-name="T5">mydatabase.db</text:span><text:span text:style-name="T6">. Em seguida, criamos um objeto cursos, que lhe permite interagir com o banco de dados e adicionar registro, entre outras coisas. Usamos aqui a sintaxe SQL para criar uma tabela chamada </text:span><text:span text:style-name="T5">albums</text:span><text:span text:style-name="T6"> e contendo 5 campos de texto: title, artist, release_date, publisher e media_type. SQLite só suporta cinco </text:span><text:span text:style-name="T12">tipos de dados</text:span><text:span text:style-name="T6">: null, integer, real, text and blob. Vamos agora fazer o código para inserir alguns dados na tabela!</text:span></text:p>
      <text:p text:style-name="P16"><text:span text:style-name="T17"># insere alguns dados</text:span><text:span text:style-name="T10"><text:line-break/></text:span><text:span text:style-name="T6">cursor.execute(</text:span><text:span text:style-name="T15">"INSERT INTO albums VALUES ('Glow', 'Andy Hunter', '7/24/2012', 'Xplore Records', 'MP3')"</text:span><text:span text:style-name="T6">)<text:line-break/></text:span><text:span text:style-name="T10"><text:line-break/></text:span><text:span text:style-name="T17"># salva dados no banco</text:span><text:span text:style-name="T10"><text:line-break/></text:span><text:span text:style-name="T6">conn.commit()<text:line-break/></text:span><text:span text:style-name="T10"><text:line-break/></text:span><text:span text:style-name="T17"># insere múltiplos registros de uma só vez usando o método "?", que é mais seguro</text:span></text:p>
      <text:p text:style-name="P10"># Aqui podemos ver que álbuns é uma lista de tuplas, onde cada tupla é um </text:p>
      <text:p text:style-name="P10">#registro, temos nesse caso 4 registros</text:p>
      <text:p text:style-name="P16"><text:span text:style-name="T10"><text:line-break/></text:span><text:bookmark-start text:name="__DdeLink__596_3933758607"/><text:span text:style-name="T6">albums = </text:span><text:span text:style-name="T9">[(</text:span><text:span text:style-name="T16">'Exodus'</text:span><text:span text:style-name="T9">, </text:span><text:span text:style-name="T16">'Andy Hunter'</text:span><text:span text:style-name="T9">, </text:span><text:span text:style-name="T16">'7/9/2002'</text:span><text:span text:style-name="T9">, </text:span><text:span text:style-name="T16">'Sparrow Records'</text:span><text:span text:style-name="T9">, </text:span><text:span text:style-name="T16">'CD'</text:span><text:span text:style-name="T9">),</text:span></text:p>
      <text:p text:style-name="P18"><text:span text:style-name="T6">(</text:span><text:span text:style-name="T15">'Until We Have Faces'</text:span><text:span text:style-name="T6">, </text:span><text:span text:style-name="T15">'Red'</text:span><text:span text:style-name="T6">, </text:span><text:span text:style-name="T15">'2/1/2011'</text:span><text:span text:style-name="T6">, </text:span><text:span text:style-name="T15">'Essential Records'</text:span><text:span text:style-name="T6">, </text:span><text:span text:style-name="T15">'CD'</text:span><text:span text:style-name="T6">),</text:span></text:p>
      <text:p text:style-name="P17"><text:span text:style-name="T6">(</text:span><text:span text:style-name="T15">'The End is Where We Begin'</text:span><text:span text:style-name="T6">, </text:span><text:span text:style-name="T15">'Thousand Foot Krutch'</text:span><text:span text:style-name="T6">, </text:span><text:span text:style-name="T15">'4/17/2012'</text:span><text:span text:style-name="T6">,</text:span><text:span text:style-name="T15">'TFKmusic'</text:span><text:span text:style-name="T6">, </text:span><text:span text:style-name="T15">'CD'</text:span><text:span text:style-name="T6">),<text:tab/> </text:span></text:p>
      <text:p text:style-name="P17"><text:span text:style-name="T6">(</text:span><text:span text:style-name="T15">'The Good Life'</text:span><text:span text:style-name="T6">, </text:span><text:span text:style-name="T15">'Trip Lee'</text:span><text:span text:style-name="T6">, </text:span><text:span text:style-name="T15">'4/10/2012'</text:span><text:span text:style-name="T6">, </text:span><text:span text:style-name="T15">'Reach Records'</text:span><text:span text:style-name="T6">, </text:span><text:span text:style-name="T15">'CD'</text:span><text:span text:style-name="T6">)]</text:span></text:p>
      <text:p text:style-name="P15"><text:span text:style-name="T6"><text:line-break/>cursor.executemany(</text:span><text:span text:style-name="T15">"INSERT INTO albums VALUES (?,?,?,?,?)"</text:span><text:span text:style-name="T6">, albums)<text:line-break/>conn.commit()</text:span><text:bookmark-end text:name="__DdeLink__596_3933758607"/><text:span text:style-name="T10"><text:line-break/></text:span></text:p>
      <text:p text:style-name="P14"><text:span text:style-name="T6"><text:tab/>Aqui usamos o comando INSERT INTO, do SQL, para inserir um registro dentro do banco de dados. Note que cada item tem que estar envolto entre aspas simples. Isso pode ficar complicado quando você precisar inserir strings já com aspas simples incluídas. De qualquer forma, para salvar o registro no banco, nós chamamos o </text:span><text:span text:style-name="T5">commit</text:span><text:span text:style-name="T6">. O código que vem em seguida mostra como adicionar múltiplos registros de uma só vez usando o método </text:span><text:span text:style-name="T5">executemany </text:span><text:span text:style-name="T6">do cursor. Note que usamos a interrogação (?) ao invés da substituição de string (%s) para inserir valores. Usar a substituição de strings NÃO é seguro e não deve ser usado, pois pode permitir ataques de </text:span><text:span text:style-name="T12">SQL injection</text:span><text:span text:style-name="T6">. O método da interrogação é muito melhor e usando o SQLAlchemy é sempre melhor, pois ele faz todo o tratamento para você, e você não precisará se preocupar em </text:span><text:soft-page-break/><text:span text:style-name="T6">converter aspas simples em algo que o SQLite aceite.</text:span></text:p>
      <text:h text:style-name="P36" text:outline-level="2"><text:bookmark-start text:name="__RefHeading___Toc1298_1486908407"/><text:span text:style-name="T26">Atualizando</text:span> e deletando registros<text:bookmark-end text:name="__RefHeading___Toc1298_1486908407"/></text:h>
      <text:p text:style-name="P2"><text:tab/>Estar apto a atualizar seus registros no banco de dados é a chave para manter seus dados nos conformes. Se você não atualizar, seus dados se tornarão rapidamente obsoletos e sem utilidade. Algumas vezes você também desejará deletar linhas dos seus dados. Cobriremos esses dois tópicos nesta sessão. Primeiro, hora de atualizar!</text:p>
      <text:p text:style-name="P5"><text:span text:style-name="T21">i</text:span><text:span text:style-name="T20">mport </text:span><text:span text:style-name="T1">sqlite3<text:line-break/><text:line-break/>conn = sqlite3.connect(</text:span><text:span text:style-name="T22">"mydatabase.db"</text:span><text:span text:style-name="T1">)<text:line-break/>cursor = conn.cursor()<text:line-break/><text:line-break/></text:span><text:bookmark-start text:name="__DdeLink__598_3933758607"/><text:span text:style-name="T1">sql = </text:span><text:span text:style-name="T22">"""<text:line-break/><text:tab/><text:tab/>UPDATE albums<text:line-break/><text:tab/><text:tab/>SET artist = 'John Doe'<text:line-break/><text:tab/><text:tab/>WHERE artist = 'Andy Hunter'<text:line-break/><text:tab/>"""</text:span><text:line-break/><text:span text:style-name="T1">cursor.execute(sql)<text:line-break/>conn.commit()</text:span><text:bookmark-end text:name="__DdeLink__598_3933758607"/><text:line-break/></text:p>
      <text:p text:style-name="P2"><text:tab/>Aqui usamos o comando UPDATE do SQL para atualizar nossa tabela albums. Você pode usar SET para mudar um campo, neste caso mudamos o campo artista para ser “John Doe” em qualquer registro onde o campo artist era “Andy Hunter”. Não é fácil? Note que se você não confirmar as mudanças com o commit, suas mudanças não serão escritas no banco de dados e não terão efeito. O comando DELETE é simples também. Vamos a ele!</text:p>
      <text:p text:style-name="P6"><text:span text:style-name="T21">i</text:span><text:span text:style-name="T20">mport </text:span><text:span text:style-name="T1">sqlite3<text:line-break/><text:line-break/>conn = sqlite3.connect(</text:span><text:span text:style-name="T22">"mydatabase.db"</text:span><text:span text:style-name="T1">)<text:line-break/>cursor = conn.cursor()<text:line-break/><text:line-break/></text:span><text:bookmark-start text:name="__DdeLink__600_3933758607"/><text:span text:style-name="T1">sql = </text:span><text:span text:style-name="T22">"""<text:line-break/><text:tab/>DELETE FROM albums<text:line-break/><text:tab/>WHERE artist = 'John Doe'<text:line-break/><text:tab/>"""</text:span><text:line-break/><text:span text:style-name="T1">cursor.execute(sql)<text:line-break/>conn.commit()</text:span><text:bookmark-end text:name="__DdeLink__600_3933758607"/></text:p>
      <text:p text:style-name="P7"><text:line-break/><text:tab/><text:span text:style-name="T1">Deletar chega a ser mais fácil do que atualizar. O SQL só tem 2 linhas! Neste caso, tudo o que temos que fazer é dizer pro SQLite de que tabela deletar (albums) e quais registros deletar, usando a cláusula WHERE. O comando do exemplo apaga todo e qualquer registro que tenha “John Doe” no campo artist.</text:span></text:p>
      <text:h text:style-name="P36" text:outline-level="2"><text:bookmark-start text:name="__RefHeading___Toc1300_1486908407"/>Consultas básicas do SQLite<text:bookmark-end text:name="__RefHeading___Toc1300_1486908407"/></text:h>
      <text:p text:style-name="P3"><text:tab/>Consultas no SQLite são basicamente as mesmas que você usa para outros bancos de dados, como o MySQL ou o Postgres. Basta você usar a sintaxe SQL normal para elaborar as consultas e executá-las com o cursor. Aqui <text:soft-page-break/>estão alguns exemplos:</text:p>
      <text:p text:style-name="P6"><text:line-break/><text:span text:style-name="T20">import </text:span><text:span text:style-name="T1">sqlite3</text:span></text:p>
      <text:p text:style-name="P4"/>
      <text:p text:style-name="P6"><text:span text:style-name="T1">conn = sqlite3.connect(</text:span><text:span text:style-name="T22">"mydatabase.db"</text:span><text:span text:style-name="T1">)</text:span></text:p>
      <text:p text:style-name="P11">#conn.row_factory = sqlite3.Row</text:p>
      <text:p text:style-name="P4">cursor = conn.cursor()</text:p>
      <text:p text:style-name="P6"><text:bookmark-start text:name="__DdeLink__602_3933758607"/><text:span text:style-name="T1">sql = </text:span><text:span text:style-name="T22">"SELECT * FROM albums WHERE artist=?"</text:span></text:p>
      <text:p text:style-name="P6"><text:span text:style-name="T1">cursor.execute(sql, [(</text:span><text:span text:style-name="T22">"Red"</text:span><text:span text:style-name="T1">)])</text:span></text:p>
      <text:p text:style-name="P6"><text:span text:style-name="T20">print </text:span><text:span text:style-name="T3">(c</text:span><text:span text:style-name="T1">ursor.fetchall()</text:span><text:span text:style-name="T3">)</text:span><text:span text:style-name="T1"> <text:s/></text:span><text:span text:style-name="T24"># ou use fetchone()</text:span></text:p>
      <text:p text:style-name="P12"/>
      <text:p text:style-name="P6"><text:span text:style-name="T20">print </text:span><text:span text:style-name="T22">"</text:span><text:span text:style-name="T25">\n</text:span><text:span text:style-name="T22">Aqui a lista de todos os registros na tabela:</text:span><text:span text:style-name="T25">\n</text:span><text:span text:style-name="T22">"</text:span></text:p>
      <text:p text:style-name="P6"><text:span text:style-name="T20">for </text:span><text:span text:style-name="T1">row </text:span><text:span text:style-name="T20">in </text:span><text:span text:style-name="T1">cursor.execute(</text:span><text:span text:style-name="T22">"SELECT rowid, * FROM albums ORDER BY artist"</text:span><text:span text:style-name="T1">):</text:span></text:p>
      <text:p text:style-name="P6"><text:span text:style-name="T20"><text:tab/>print </text:span><text:span text:style-name="T3">(r</text:span><text:span text:style-name="T1">ow</text:span><text:span text:style-name="T3">)</text:span></text:p>
      <text:p text:style-name="P4"/>
      <text:p text:style-name="P6"><text:span text:style-name="T20">print </text:span><text:span text:style-name="T23">(“</text:span><text:span text:style-name="T25">\n</text:span><text:span text:style-name="T22">Resultados de uma consulta com LIKE:</text:span><text:span text:style-name="T25">\n</text:span><text:span text:style-name="T22">"</text:span><text:span text:style-name="T23">)</text:span></text:p>
      <text:p text:style-name="P6"><text:span text:style-name="T1">sql = </text:span><text:span text:style-name="T22">"""</text:span></text:p>
      <text:p text:style-name="P13"><text:tab/>SELECT * FROM albums</text:p>
      <text:p text:style-name="P13"><text:tab/>WHERE title LIKE 'The%'"""</text:p>
      <text:p text:style-name="P4">cursor.execute(sql)</text:p>
      <text:p text:style-name="P6"><text:span text:style-name="T20">print </text:span><text:span text:style-name="T2">(c</text:span><text:span text:style-name="T1">ursor.fetchall()</text:span><text:span text:style-name="T2">)</text:span><text:bookmark-end text:name="__DdeLink__602_3933758607"/></text:p>
      <text:p text:style-name="P4"/>
      <text:p text:style-name="P8"><text:span text:style-name="T1"><text:tab/>A primeira consulta que executamos é um </text:span><text:span text:style-name="T4">SELECT * </text:span><text:span text:style-name="T1">, o que significa que estamos buscando todos os campos, e buscamos todos os registros cujo nome do artista (campo artist) bata com o que informamos - no nosso caso, “Red”. Em seguida, executamos o SQL e usamos fetchall() para pegar todos os resultados. Você também pode usar fetchone() para pegar o apenas primeiro resultado. Você também notará que há uma sessão comentada relacionada com um misterioso </text:span><text:span text:style-name="T4">row_factory</text:span><text:span text:style-name="T1">. Se você descomentar aquela linha, os resultados serão retornados como objetos Row, que são como os dicionários do Python. Entretanto, você não pode fazer associação de item com um objeto Row.</text:span></text:p>
      <text:p text:style-name="P2"><text:tab/>A segunda consulta é bem parecida com a primeira, mas retorna os registros ordenados pelo nome do artista, em ordem ascendente. Esse código também demonstra como podemos percorrer o resultado executando ações. A última consulta mostra como usar o comando LIDE do SQL para buscar frases parciais.Neste caso, fizemos uma busca pela tabela por títulos que comecem com "The". O sinal de porcentagem (%) é o operador coringa.</text:p>
      <text:h text:style-name="P36" text:outline-level="2"><text:bookmark-start text:name="__RefHeading___Toc1302_1486908407"/>Pra terminar<text:bookmark-end text:name="__RefHeading___Toc1302_1486908407"/></text:h>
      <text:p text:style-name="P2"><text:tab/>Agora você sabe como usar o Python para criar um banco de dados SQLite. Você também pode criar, atualizar e deletar registros, bem como executar consultas em seu banco de dados. Vá em frente e comece a fazer seus próprios bancos / ou compartilhe suas experiências nos comentá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fo:color="#000000" style:font-name="Arial1" fo:font-family="Arial" style:font-style-name="Regular" style:font-family-generic="swiss" style:font-pitch="variable" fo:font-size="16pt" fo:font-weight="normal"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s Aurélio</meta:initial-creator>
    <meta:creation-date>2013-06-13T23:47:11</meta:creation-date>
    <dc:date>2017-05-15T18:50:19.670243508</dc:date>
    <meta:editing-duration>PT1H3M4S</meta:editing-duration>
    <meta:editing-cycles>14</meta:editing-cycles>
    <meta:generator>LibreOffice/5.3.3.2$Linux_X86_64 LibreOffice_project/30m0$Build-2</meta:generator>
    <dc:creator>Marcos Aurélio Chaves Galvão de Alcântara</dc:creator>
    <meta:printed-by>Marcos Aurélio Chaves Galvão de Alcântara</meta:printed-by>
    <meta:print-date>2017-05-15T17:25:24.032044729</meta:print-date>
    <meta:document-statistic meta:table-count="0" meta:image-count="0" meta:object-count="0" meta:page-count="8" meta:paragraph-count="63" meta:word-count="1332" meta:character-count="8209" meta:non-whitespace-character-count="6897"/>
  </office:meta>
</office:document-meta>
</file>